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5.327cm"/>
    </style:style>
    <style:style style:name="co6" style:family="table-column">
      <style:table-column-properties fo:break-before="auto" style:column-width="6.131cm"/>
    </style:style>
    <style:style style:name="co7" style:family="table-column">
      <style:table-column-properties fo:break-before="auto" style:column-width="5.715cm"/>
    </style:style>
    <style:style style:name="co8" style:family="table-column">
      <style:table-column-properties fo:break-before="auto" style:column-width="4.771cm"/>
    </style:style>
    <style:style style:name="co9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1"/>
          <table:table-cell table:style-name="ce2" office:value-type="string">
            <text:p>Backlog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3" office:value-type="string">
            <text:p>Active Simon:</text:p>
          </table:table-cell>
          <table:table-cell table:style-name="ce3" office:value-type="string">
            <text:p>Active Anders:</text:p>
          </table:table-cell>
          <table:table-cell table:style-name="ce3" office:value-type="string">
            <text:p>Active Duo:</text:p>
          </table:table-cell>
          <table:table-cell table:style-name="ce2" office:value-type="string">
            <text:p>Planned:</text:p>
          </table:table-cell>
          <table:table-cell table:style-name="ce3" office:value-type="string">
            <text:p>Ideas:</text:p>
          </table:table-cell>
          <table:table-cell table:style-name="ce3" office:value-type="string">
            <text:p>On the Ice: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inish Crafting as it is</text:p>
          </table:table-cell>
          <table:table-cell office:value-type="string">
            <text:p>Input System</text:p>
          </table:table-cell>
          <table:table-cell office:value-type="string">
            <text:p>MP Destructibles – Critical</text:p>
          </table:table-cell>
          <table:table-cell office:value-type="string">
            <text:p>New Enemy System</text:p>
          </table:table-cell>
          <table:table-cell/>
          <table:table-cell office:value-type="string">
            <text:p>Bump maps</text:p>
          </table:table-cell>
        </table:table-row>
        <table:table-row table:style-name="ro1">
          <table:table-cell table:number-columns-repeated="5"/>
          <table:table-cell office:value-type="string">
            <text:p>MP Attack + Items – Critical</text:p>
          </table:table-cell>
          <table:table-cell office:value-type="string">
            <text:p>Perlin Noise World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MP Enemies – Critical</text:p>
          </table:table-cell>
          <table:table-cell office:value-type="string">
            <text:p>Light Map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tart Menu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Music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ound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World Trave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ave System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More Biomes + Dungeon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2014-10-09</text:date>, <text:time>16:0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27S</meta:editing-duration>
    <meta:editing-cycles>3</meta:editing-cycles>
    <meta:generator>OpenOffice.org/3.4.1$Win32 OpenOffice.org_project/341m1$Build-9593</meta:generator>
    <dc:date>2014-10-09T16:09:13.63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